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MMono10" svg:font-family="LMMono10" style:font-pitch="fixed"/>
    <style:font-face style:name="LMMonoSlant10" svg:font-family="LMMonoSlant10"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master-page-name="">
      <style:table-properties style:width="15.783cm" fo:margin-top="0.101cm" fo:margin-bottom="0.101cm" style:page-number="auto" table:align="right"/>
    </style:style>
    <style:style style:name="Table2.A" style:family="table-column">
      <style:table-column-properties style:column-width="15.783cm"/>
    </style:style>
    <style:style style:name="Table2.A1" style:family="table-cell">
      <style:table-cell-properties fo:padding="0.097cm" fo:border="0.05pt solid #000000"/>
    </style:style>
    <style:style style:name="Table3" style:family="table" style:master-page-name="">
      <style:table-properties style:width="15.783cm" fo:margin-top="0.101cm" fo:margin-bottom="0.101cm" style:page-number="auto" table:align="right"/>
    </style:style>
    <style:style style:name="Table3.A" style:family="table-column">
      <style:table-column-properties style:column-width="15.783cm"/>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dc2300" fo:padding="0.097cm" fo:border="0.05pt solid #000000">
        <style:background-image/>
      </style:table-cell-properties>
    </style:style>
    <style:style style:name="P1" style:family="paragraph" style:parent-style-name="Standard">
      <style:paragraph-properties fo:text-align="center" style:justify-single-word="false" fo:hyphenation-ladder-count="no-limit"/>
      <style:text-properties style:font-name="LMRoman10" fo:font-weight="bold" style:font-weight-asian="bold" style:font-weight-complex="bold" fo:hyphenate="true" fo:hyphenation-remain-char-count="2" fo:hyphenation-push-char-count="2"/>
    </style:style>
    <style:style style:name="P2" style:family="paragraph" style:parent-style-name="Standard">
      <style:paragraph-properties fo:text-align="justify" style:justify-single-word="false" fo:hyphenation-ladder-count="no-limit"/>
      <style:text-properties style:font-name="LMRoman10" fo:hyphenate="true" fo:hyphenation-remain-char-count="2" fo:hyphenation-push-char-count="2"/>
    </style:style>
    <style:style style:name="P3" style:family="paragraph" style:parent-style-name="Standard">
      <style:paragraph-properties fo:text-align="justify" style:justify-single-word="false"/>
      <style:text-properties style:font-name="LMRoman10"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top="0cm" fo:margin-bottom="0.101cm" fo:text-align="justify" style:justify-single-word="false" fo:hyphenation-ladder-count="no-limit"/>
      <style:text-properties style:font-name="LMRoman10" style:text-underline-style="solid" style:text-underline-width="auto" style:text-underline-color="font-color" fo:font-weight="bold" style:font-weight-asian="bold" style:font-weight-complex="bold" fo:hyphenate="true" fo:hyphenation-remain-char-count="2" fo:hyphenation-push-char-count="2"/>
    </style:style>
    <style:style style:name="P6" style:family="paragraph" style:parent-style-name="Standard">
      <style:paragraph-properties fo:margin-top="0cm" fo:margin-bottom="0.101cm" fo:text-align="justify" style:justify-single-word="false" fo:hyphenation-ladder-count="no-limit"/>
      <style:text-properties style:font-name="LMRoman10" style:text-underline-style="none" fo:font-weight="normal" style:font-weight-asian="normal" style:font-weight-complex="normal" fo:hyphenate="true" fo:hyphenation-remain-char-count="2" fo:hyphenation-push-char-count="2"/>
    </style:style>
    <style:style style:name="P7" style:family="paragraph" style:parent-style-name="Standard" style:list-style-name="L2">
      <style:paragraph-properties fo:margin-top="0cm" fo:margin-bottom="0.101cm" fo:text-align="justify" style:justify-single-word="false" fo:hyphenation-ladder-count="no-limit"/>
      <style:text-properties style:font-name="LMRoman10" style:text-underline-style="none" fo:font-weight="normal" style:font-weight-asian="normal" style:font-weight-complex="normal" fo:hyphenate="true" fo:hyphenation-remain-char-count="2" fo:hyphenation-push-char-count="2"/>
    </style:style>
    <style:style style:name="P8" style:family="paragraph" style:parent-style-name="Standard" style:list-style-name="L2">
      <style:paragraph-properties fo:margin-top="0cm" fo:margin-bottom="0.101cm" fo:text-align="justify" style:justify-single-word="false" fo:hyphenation-ladder-count="no-limit"/>
      <style:text-properties style:font-name="LMRoman10" style:text-underline-style="none" fo:font-weight="bold" style:font-weight-asian="bold" style:font-weight-complex="bold" fo:hyphenate="true" fo:hyphenation-remain-char-count="2" fo:hyphenation-push-char-count="2"/>
    </style:style>
    <style:style style:name="P9" style:family="paragraph" style:parent-style-name="Standard">
      <style:paragraph-properties fo:margin-top="0cm" fo:margin-bottom="0.101cm" fo:text-align="justify" style:justify-single-word="false" fo:hyphenation-ladder-count="no-limit"/>
      <style:text-properties style:font-name="LMRoman10" fo:hyphenate="true" fo:hyphenation-remain-char-count="2" fo:hyphenation-push-char-count="2"/>
    </style:style>
    <style:style style:name="P10" style:family="paragraph" style:parent-style-name="Standard" style:list-style-name="L1">
      <style:paragraph-properties fo:margin-top="0cm" fo:margin-bottom="0.101cm" fo:text-align="justify" style:justify-single-word="false" fo:hyphenation-ladder-count="no-limit"/>
      <style:text-properties style:font-name="LMRoman10" fo:hyphenate="true" fo:hyphenation-remain-char-count="2" fo:hyphenation-push-char-count="2"/>
    </style:style>
    <style:style style:name="P11" style:family="paragraph" style:parent-style-name="Standard" style:master-page-name="">
      <style:paragraph-properties fo:margin-top="0cm" fo:margin-bottom="0.101cm" fo:text-align="justify" style:justify-single-word="false" fo:hyphenation-ladder-count="no-limit" style:page-number="auto"/>
      <style:text-properties style:font-name="LMRoman10" style:text-underline-style="none" fo:font-weight="normal" style:font-weight-asian="normal" style:font-weight-complex="normal" fo:hyphenate="true" fo:hyphenation-remain-char-count="2" fo:hyphenation-push-char-count="2"/>
    </style:style>
    <style:style style:name="P12" style:family="paragraph" style:parent-style-name="Standard" style:master-page-name="">
      <style:paragraph-properties fo:text-align="justify" style:justify-single-word="false" fo:hyphenation-ladder-count="no-limit" style:page-number="auto"/>
      <style:text-properties style:font-name="LMRoman10" fo:hyphenate="true" fo:hyphenation-remain-char-count="2" fo:hyphenation-push-char-count="2"/>
    </style:style>
    <style:style style:name="P13" style:family="paragraph" style:parent-style-name="Standard">
      <style:paragraph-properties fo:margin-left="1.251cm" fo:margin-right="0cm" fo:margin-top="0cm" fo:margin-bottom="0.101cm" fo:text-align="justify" style:justify-single-word="false" fo:hyphenation-ladder-count="no-limit" fo:text-indent="0cm" style:auto-text-indent="false"/>
      <style:text-properties style:font-name="LMRoman10" style:text-underline-style="none" fo:font-weight="normal" style:font-weight-asian="normal" style:font-weight-complex="normal" fo:hyphenate="true" fo:hyphenation-remain-char-count="2" fo:hyphenation-push-char-count="2"/>
    </style:style>
    <style:style style:name="P14" style:family="paragraph" style:parent-style-name="Standard">
      <style:paragraph-properties fo:margin-left="1.251cm" fo:margin-right="0cm" fo:margin-top="0cm" fo:margin-bottom="0.101cm" fo:text-align="justify" style:justify-single-word="false" fo:hyphenation-ladder-count="no-limit" fo:text-indent="0cm" style:auto-text-indent="false"/>
      <style:text-properties style:font-name="LMRoman10" style:text-underline-style="none" fo:font-weight="bold" style:font-weight-asian="bold" style:font-weight-complex="bold" fo:hyphenate="true" fo:hyphenation-remain-char-count="2" fo:hyphenation-push-char-count="2"/>
    </style:style>
    <style:style style:name="P15" style:family="paragraph" style:parent-style-name="Standard">
      <style:paragraph-properties fo:margin-left="1.251cm" fo:margin-right="0cm" fo:margin-top="0cm" fo:margin-bottom="0.101cm" fo:text-align="justify" style:justify-single-word="false" fo:hyphenation-ladder-count="no-limit" fo:text-indent="0cm" style:auto-text-indent="false" fo:break-before="page"/>
      <style:text-properties style:font-name="LMMono10" style:text-underline-style="none" fo:font-weight="normal" style:font-weight-asian="normal" style:font-weight-complex="normal" fo:hyphenate="true" fo:hyphenation-remain-char-count="2" fo:hyphenation-push-char-count="2"/>
    </style:style>
    <style:style style:name="P16" style:family="paragraph" style:parent-style-name="Standard">
      <style:paragraph-properties fo:margin-left="0cm" fo:margin-right="0cm" fo:text-align="justify" style:justify-single-word="false" fo:text-indent="0cm" style:auto-text-indent="false"/>
      <style:text-properties style:font-name="LMRoman10" style:text-underline-style="none" fo:font-weight="normal"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LMRoman10"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2.501cm" fo:margin-right="0cm" fo:margin-top="0cm" fo:margin-bottom="0.101cm" fo:text-align="justify" style:justify-single-word="false" fo:hyphenation-ladder-count="no-limit" fo:text-indent="0cm" style:auto-text-indent="false"/>
      <style:text-properties style:font-name="LMMono10" style:text-underline-style="none" fo:font-weight="normal" style:font-weight-asian="normal" style:font-weight-complex="normal" fo:hyphenate="true" fo:hyphenation-remain-char-count="2" fo:hyphenation-push-char-count="2"/>
    </style:style>
    <style:style style:name="P19" style:family="paragraph" style:parent-style-name="Standard">
      <style:paragraph-properties fo:margin-left="2.501cm" fo:margin-right="0cm" fo:margin-top="0.101cm" fo:margin-bottom="0.101cm" fo:text-align="justify" style:justify-single-word="false" fo:text-indent="0cm" style:auto-text-indent="false"/>
      <style:text-properties style:font-name="LMRoman10" style:text-underline-style="none" fo:font-weight="normal" style:font-weight-asian="normal" style:font-weight-complex="normal"/>
    </style:style>
    <style:style style:name="P20" style:family="paragraph" style:parent-style-name="Standard">
      <style:paragraph-properties fo:margin-left="2.501cm" fo:margin-right="0cm" fo:margin-top="0cm" fo:margin-bottom="0.101cm" fo:text-align="justify" style:justify-single-word="false" fo:hyphenation-ladder-count="no-limit" fo:text-indent="-0.635cm" style:auto-text-indent="false"/>
      <style:text-properties style:font-name="LMRoman10" style:text-underline-style="none" fo:font-weight="normal" style:font-weight-asian="normal" style:font-weight-complex="normal" fo:hyphenate="true" fo:hyphenation-remain-char-count="2" fo:hyphenation-push-char-count="2"/>
    </style:style>
    <style:style style:name="P21" style:family="paragraph" style:parent-style-name="Standard" style:list-style-name="L2">
      <style:paragraph-properties fo:margin-left="2.501cm" fo:margin-right="0cm" fo:margin-top="0cm" fo:margin-bottom="0.101cm" fo:text-align="justify" style:justify-single-word="false" fo:hyphenation-ladder-count="no-limit" fo:text-indent="-0.635cm" style:auto-text-indent="false"/>
      <style:text-properties style:font-name="LMRoman10" style:text-underline-style="none" fo:font-weight="normal" style:font-weight-asian="normal" style:font-weight-complex="normal" fo:hyphenate="true" fo:hyphenation-remain-char-count="2" fo:hyphenation-push-char-count="2"/>
    </style:style>
    <style:style style:name="P22" style:family="paragraph" style:parent-style-name="Standard" style:list-style-name="L5">
      <style:paragraph-properties fo:margin-left="2.501cm" fo:margin-right="0cm" fo:margin-top="0.101cm" fo:margin-bottom="0.101cm" fo:text-align="justify" style:justify-single-word="false" fo:text-indent="-0.635cm" style:auto-text-indent="false"/>
      <style:text-properties style:font-name="LMRoman10" style:text-underline-style="none" fo:font-weight="normal" style:font-weight-asian="normal" style:font-weight-complex="normal"/>
    </style:style>
    <style:style style:name="P23" style:family="paragraph" style:parent-style-name="Standard">
      <style:paragraph-properties fo:margin-top="0.101cm" fo:margin-bottom="0.101cm" fo:text-align="justify" style:justify-single-word="false"/>
      <style:text-properties style:font-name="LMRoman10" style:text-underline-style="solid" style:text-underline-width="auto" style:text-underline-color="font-color" fo:font-weight="bold" style:font-weight-asian="bold" style:font-weight-complex="bold"/>
    </style:style>
    <style:style style:name="P24" style:family="paragraph" style:parent-style-name="Standard">
      <style:paragraph-properties fo:margin-top="0.101cm" fo:margin-bottom="0.101cm" fo:text-align="justify" style:justify-single-word="false" fo:hyphenation-ladder-count="no-limit"/>
      <style:text-properties style:font-name="LMRoman10" style:text-underline-style="solid" style:text-underline-width="auto" style:text-underline-color="font-color" fo:font-weight="bold" style:font-weight-asian="bold" style:font-weight-complex="bold" fo:hyphenate="true" fo:hyphenation-remain-char-count="2" fo:hyphenation-push-char-count="2"/>
    </style:style>
    <style:style style:name="P25" style:family="paragraph" style:parent-style-name="Standard">
      <style:paragraph-properties fo:margin-top="0.101cm" fo:margin-bottom="0.101cm" fo:text-align="justify" style:justify-single-word="false"/>
      <style:text-properties style:font-name="LMRoman10" style:text-underline-style="none" fo:font-weight="normal" style:font-weight-asian="normal" style:font-weight-complex="normal"/>
    </style:style>
    <style:style style:name="P26" style:family="paragraph" style:parent-style-name="Standard">
      <style:paragraph-properties fo:margin-top="0.101cm" fo:margin-bottom="0.101cm" fo:text-align="justify" style:justify-single-word="false" fo:hyphenation-ladder-count="no-limit"/>
      <style:text-properties style:font-name="LMRoman10" style:text-underline-style="none" fo:font-weight="normal" style:font-weight-asian="normal" style:font-weight-complex="normal" fo:hyphenate="true" fo:hyphenation-remain-char-count="2" fo:hyphenation-push-char-count="2"/>
    </style:style>
    <style:style style:name="P27" style:family="paragraph" style:parent-style-name="Standard" style:list-style-name="L5">
      <style:paragraph-properties fo:margin-top="0.101cm" fo:margin-bottom="0.101cm" fo:text-align="justify" style:justify-single-word="false"/>
      <style:text-properties style:font-name="LMRoman10" style:text-underline-style="none" fo:font-weight="normal" style:font-weight-asian="normal" style:font-weight-complex="normal"/>
    </style:style>
    <style:style style:name="P28" style:family="paragraph" style:parent-style-name="Standard" style:list-style-name="L6">
      <style:paragraph-properties fo:margin-top="0.101cm" fo:margin-bottom="0.101cm" fo:text-align="justify" style:justify-single-word="false"/>
      <style:text-properties style:font-name="LMRoman10" style:text-underline-style="none" fo:font-weight="normal" style:font-weight-asian="normal" style:font-weight-complex="normal"/>
    </style:style>
    <style:style style:name="P29" style:family="paragraph" style:parent-style-name="Standard" style:list-style-name="L7">
      <style:paragraph-properties fo:margin-top="0.101cm" fo:margin-bottom="0.101cm" fo:text-align="justify" style:justify-single-word="false"/>
      <style:text-properties style:font-name="LMRoman10" style:text-underline-style="none" fo:font-weight="normal" style:font-weight-asian="normal" style:font-weight-complex="normal"/>
    </style:style>
    <style:style style:name="P30" style:family="paragraph" style:parent-style-name="Standard" style:list-style-name="L3">
      <style:paragraph-properties fo:margin-top="0.101cm" fo:margin-bottom="0.101cm" fo:text-align="justify" style:justify-single-word="false" fo:hyphenation-ladder-count="no-limit"/>
      <style:text-properties style:font-name="LMRoman10" fo:hyphenate="true" fo:hyphenation-remain-char-count="2" fo:hyphenation-push-char-count="2"/>
    </style:style>
    <style:style style:name="P31" style:family="paragraph" style:parent-style-name="Standard" style:list-style-name="L4">
      <style:paragraph-properties fo:margin-top="0.101cm" fo:margin-bottom="0.101cm" fo:text-align="justify" style:justify-single-word="false" fo:hyphenation-ladder-count="no-limit"/>
      <style:text-properties style:font-name="LMRoman10" fo:hyphenate="true" fo:hyphenation-remain-char-count="2" fo:hyphenation-push-char-count="2"/>
    </style:style>
    <style:style style:name="P32" style:family="paragraph" style:parent-style-name="Standard" style:list-style-name="L5" style:master-page-name="">
      <style:paragraph-properties fo:margin-top="0.101cm" fo:margin-bottom="0.101cm" fo:text-align="justify" style:justify-single-word="false" style:page-number="auto"/>
      <style:text-properties style:font-name="LMRoman10" style:text-underline-style="none" fo:font-weight="normal" style:font-weight-asian="normal" style:font-weight-complex="normal"/>
    </style:style>
    <style:style style:name="P33" style:family="paragraph" style:parent-style-name="Standard" style:master-page-name="">
      <style:paragraph-properties fo:text-align="center" style:justify-single-word="false" fo:hyphenation-ladder-count="no-limit" style:page-number="auto"/>
      <style:text-properties style:font-name="LMRoman10" fo:font-size="16pt" fo:font-weight="bold" style:font-size-asian="16pt" style:font-weight-asian="bold" style:font-size-complex="16pt" style:font-weight-complex="bold" fo:hyphenate="true" fo:hyphenation-remain-char-count="2" fo:hyphenation-push-char-count="2"/>
    </style:style>
    <style:style style:name="P34" style:family="paragraph" style:parent-style-name="Standard">
      <style:paragraph-properties fo:text-align="justify" style:justify-single-word="false" fo:break-before="page"/>
      <style:text-properties style:font-name="LMRoman10" style:text-underline-style="solid" style:text-underline-width="auto" style:text-underline-color="font-color" fo:font-weight="bold" style:font-weight-asian="bold" style:font-weight-complex="bold"/>
    </style:style>
    <style:style style:name="P35" style:family="paragraph" style:parent-style-name="Footnote">
      <style:text-properties style:font-name="LMRoman10"/>
    </style:style>
    <style:style style:name="P36" style:family="paragraph" style:parent-style-name="Table_20_Contents">
      <style:paragraph-properties fo:text-align="justify" style:justify-single-word="false" fo:hyphenation-ladder-count="no-limit"/>
      <style:text-properties style:font-name="LMRoman10" fo:font-weight="bold" style:font-weight-asian="bold" style:font-weight-complex="bold" fo:hyphenate="true" fo:hyphenation-remain-char-count="2" fo:hyphenation-push-char-count="2"/>
    </style:style>
    <style:style style:name="P37" style:family="paragraph" style:parent-style-name="Table_20_Contents">
      <style:paragraph-properties fo:margin-left="-0.06cm" fo:margin-right="-0.004cm" fo:text-align="justify" style:justify-single-word="false" fo:hyphenation-ladder-count="no-limit" fo:text-indent="0cm" style:auto-text-indent="false"/>
      <style:text-properties style:font-name="LMRoman10" fo:font-weight="bold" style:font-weight-asian="bold" style:font-weight-complex="bold"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fo:color="#dd4814"/>
    </style:style>
    <style:style style:name="T3" style:family="text">
      <style:text-properties fo:color="#dd4814" fo:font-weight="normal" style:font-weight-asian="normal" style:font-weight-complex="normal"/>
    </style:style>
    <style:style style:name="T4" style:family="text">
      <style:text-properties style:font-name="LMMono10"/>
    </style:style>
    <style:style style:name="T5" style:family="text">
      <style:text-properties style:font-name="LMMono1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ffffff"/>
    </style:style>
    <style:style style:name="T12" style:family="text">
      <style:text-properties fo:color="#ffffff" fo:font-weight="normal" style:font-weight-asian="normal" style:font-weight-complex="normal"/>
    </style:style>
    <style:style style:name="T13" style:family="text">
      <style:text-properties fo:color="#ffffff" fo:font-style="italic" fo:font-weight="normal" style:font-style-asian="italic" style:font-weight-asian="normal" style:font-style-complex="italic" style:font-weight-complex="normal"/>
    </style:style>
    <style:style style:name="T14" style:family="text">
      <style:text-properties fo:color="#ffffff"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cedimientos a implementar en CygnusCloud</text:p>
      <text:p text:style-name="P1">Diciembre de 2012</text:p>
      <text:p text:style-name="P12">En este documento definiremos todo lo que hace falta para implementar el sistema básico, es decir,</text:p>
      <text:list xml:id="list1872091518" text:style-name="L1">
        <text:list-item>
          <text:p text:style-name="P10">cómo arrancar máquinas virtuales,</text:p>
        </text:list-item>
        <text:list-item>
          <text:p text:style-name="P10">cómo apagar máquinas virtuales, incluyendo la detección de apagados bruscos,</text:p>
        </text:list-item>
        <text:list-item>
          <text:p text:style-name="P10">cómo registrar un servidor de máquinas virtuales en el servidor principal,</text:p>
        </text:list-item>
        <text:list-item>
          <text:p text:style-name="P10">cómo dar de baja un servidor de máquinas virtuales en el servidor principal,</text:p>
        </text:list-item>
        <text:list-item>
          <text:p text:style-name="P10">cómo detectar la caída de un servidor de máquinas virtuales,</text:p>
        </text:list-item>
        <text:list-item>
          <text:p text:style-name="P10">cómo detectar la caída del servidor principal desde un servidor de máquinas virtuales, y</text:p>
        </text:list-item>
        <text:list-item>
          <text:p text:style-name="P10">cómo enviar estadísticas al servidor principal desde un servidor de máquinas virtuales.</text:p>
        </text:list-item>
      </text:list>
      <text:p text:style-name="P9"/>
      <text:p text:style-name="P5">Arranque de una máquina virtual</text:p>
      <text:p text:style-name="P6"/>
      <table:table table:name="Table1" table:style-name="Table1">
        <table:table-column table:style-name="Table1.A"/>
        <table:table-row>
          <table:table-cell table:style-name="Table1.A1" office:value-type="string">
            <text:p text:style-name="P36"><text:span text:style-name="T2">Idea básica</text:span><text:span text:style-name="T1">: el servidor principal sólo sabe qué máquinas virtuales puede albergar cada servidor de máquinas virtuales, pero no tiene ni los ficheros </text:span><text:span text:style-name="T5">.xml</text:span><text:span text:style-name="T1"> que las configuran ni las imágenes de disco.</text:span></text:p>
          </table:table-cell>
        </table:table-row>
      </table:table>
      <text:p text:style-name="P6"/>
      <text:p text:style-name="P11">Los pasos a seguir son los siguientes:</text:p>
      <text:list xml:id="list2002317107" text:style-name="L2">
        <text:list-item>
          <text:p text:style-name="P7">El servidor principal recibe la petición de arranque desde la web. Esta tendrá que almacenar, como mínimo, el identificador del usuario<text:note text:id="ftn0" text:note-class="footnote"><text:note-citation>1</text:note-citation><text:note-body><text:p text:style-name="P35">Un poco más adelante explicaremos el porqué de esto</text:p></text:note-body></text:note> y el nombre de la imagen a arrancar.</text:p>
        </text:list-item>
      </text:list>
      <text:p text:style-name="P13"><text:span text:style-name="T6">Ejemplo</text:span>: <text:span text:style-name="T4">&lt;arrancar, PLG-Windows, id=212&gt;</text:span></text:p>
      <text:list xml:id="list1429495194" text:continue-numbering="true" text:style-name="L2">
        <text:list-item>
          <text:p text:style-name="P7">El servidor principal busca en la base de datos qué servidores de máquinas virtuales pueden albergar esa máquina virtual.</text:p>
        </text:list-item>
      </text:list>
      <text:p text:style-name="P14">Error<text:span text:style-name="T1">: si no hay ninguno, se generará un error, y la web será la encargada de mostrárselo al usuario.</text:span></text:p>
      <text:list xml:id="list1094384296" text:continue-numbering="true" text:style-name="L2">
        <text:list-item>
          <text:p text:style-name="P7">El servidor principal utiliza un algoritmo de planificación para determinar el orden en que debe considerar cada servidor de máquinas virtuales<text:note text:id="ftn1" text:note-class="footnote"><text:note-citation>2</text:note-citation><text:note-body><text:p text:style-name="P35">También explicaremos esto un poco más adelante</text:p></text:note-body></text:note>. La “firma” de este algoritmo sería de la forma</text:p>
        </text:list-item>
      </text:list>
      <text:p text:style-name="P13"/>
      <text:p text:style-name="P15">fun planificador(L: lista&lt;Servidor VMs&gt;, S: lista&lt;Estado servidores&gt;) </text:p>
      <text:p text:style-name="P18">dev S: lista&lt;Servidor VMs&gt;</text:p>
      <table:table table:name="Table2" table:style-name="Table2">
        <table:table-column table:style-name="Table2.A"/>
        <table:table-row>
          <table:table-cell table:style-name="Table2.A1" office:value-type="string">
            <text:p text:style-name="P37"><text:span text:style-name="T2">Importante</text:span><text:span text:style-name="T1">: por ahora, el algoritmo de planificación será muy simple, y ordenará los servidores de máquinas virtuales que tienen la imagen de menor a mayor número de máquinas activas. </text:span></text:p>
            <text:p text:style-name="P37"><text:span text:style-name="T1">Es decir, por ahora, la máquina residirá </text:span><text:span text:style-name="T8">preferentemente</text:span><text:span text:style-name="T10"> en el servidor de máquinas virtuales con menor carga de trabajo.</text:span></text:p>
          </table:table-cell>
        </table:table-row>
      </table:table>
      <text:list xml:id="list1874119520" text:continue-numbering="true" text:style-name="L2">
        <text:list-item>
          <text:p text:style-name="P7">El servidor principal envía la petición de arranque al primer servidor de máquinas virtuales de la lista.</text:p>
          <text:p text:style-name="P8">Error<text:span text:style-name="T1">: si el envío no tiene lugar, asumiremos que el servidor de máquinas virtuales se ha desconectado. En este caso, se pasará a considerar el siguiente servidor de máquinas virtuales de la lista (la baja tendrá lugar en otro módulo).</text:span></text:p>
        </text:list-item>
        <text:list-item>
          <text:p text:style-name="P7">El servidor de máquinas virtuales seleccionado comprobará si tiene la imagen.</text:p>
        </text:list-item>
      </text:list>
      <text:p text:style-name="P14">Error<text:span text:style-name="T1">: si <text:s/>no la tiene, enviará un error principal. Este actualizará su base de datos y seleccionará el siguiente servidor de máquinas virtuales de la lista, volviendo al paso 4. <text:s/>Si no hay más, se avisa al usuario.</text:span></text:p>
      <text:list xml:id="list1967804946" text:continue-numbering="true" text:style-name="L2">
        <text:list-item>
          <text:p text:style-name="P7">El servidor de máquinas virtuales,</text:p>
        </text:list-item>
        <text:list-item text:start-value="1">
          <text:p text:style-name="P21">Asignará una red, una MAC, un puerto y una contraseña del servidor VNC a la máquina virtual.</text:p>
        </text:list-item>
        <text:list-item>
          <text:p text:style-name="P21">Creará la imagen que albergará los datos. Esta tendrá un tamaño fijo (por ejemplo, permitiremos crear imágenes de 1, 2, 4 y 8 GB).</text:p>
        </text:list-item>
        <text:list-item>
          <text:p text:style-name="P21">Tomará el fichero .xml original, lo copiará y cambiará estos parámetros en él.</text:p>
        </text:list-item>
        <text:list-item>
          <text:p text:style-name="P21">Arrancará la máquina virtual.</text:p>
        </text:list-item>
        <text:list-item>
          <text:p text:style-name="P21">Enviará los parámetros necesarios para establecer la conexión con el servidor VNC al servidor principal (es decir, su IP, el puerto asignado a la máquina y la contraseña).</text:p>
        </text:list-item>
      </text:list>
      <text:p text:style-name="P20"/>
      <table:table table:name="Table3" table:style-name="Table3">
        <table:table-column table:style-name="Table3.A"/>
        <table:table-row>
          <table:table-cell table:style-name="Table3.A1" office:value-type="string">
            <text:p text:style-name="P37"><text:span text:style-name="T2">Importante</text:span><text:span text:style-name="T1">: </text:span><text:span text:style-name="T10">siempre que se asigne un recurso a una máquina virtual, se tendrá que registrar en la base de datos. Si algo falla durante el procedimiento de arranque, los recursos asignados a la máquina deberán liberarse </text:span><text:span text:style-name="T8">antes</text:span><text:span text:style-name="T10"> de generar el error y enviárselo al servidor de máquinas virtuales.</text:span></text:p>
          </table:table-cell>
        </table:table-row>
      </table:table>
      <text:list xml:id="list1107917579" text:continue-numbering="true" text:style-name="L2">
        <text:list-header>
          <text:p text:style-name="P8">Error<text:span text:style-name="T1">: si por alguna razón no se puede arrancar la máquina, se enviará el error al servidor principal después de liberar los recursos asignados. En este caso, al tratar el error el servidor principal </text:span><text:span text:style-name="T8">no</text:span><text:span text:style-name="T10"> borrará el servidor de máquinas virtuales de la base de datos, y sólo pasará a considerar el siguiente servidor de la lista. Si no hay más, se avisa al usuario.</text:span></text:p>
        </text:list-header>
        <text:list-item>
          <text:p text:style-name="P7">El servidor principal envía los parámetros de la conexión y el identificador del usua<text:soft-page-break/>rio a la web.</text:p>
        </text:list-item>
      </text:list>
      <text:p text:style-name="P5">Apagado de una máquina virtual (normal o brusco)</text:p>
      <text:p text:style-name="P6"/>
      <table:table table:name="Table4" table:style-name="Table4">
        <table:table-column table:style-name="Table4.A"/>
        <table:table-row>
          <table:table-cell table:style-name="Table4.A1" office:value-type="string">
            <text:p text:style-name="P36"><text:span text:style-name="T2">Idea básica</text:span><text:span text:style-name="T1">: se liberarán los recursos asignados a la máquina virtual, y el servidor principal se enterará durante la actualización de estadísticas. </text:span></text:p>
          </table:table-cell>
        </table:table-row>
      </table:table>
      <text:p text:style-name="P2">Periódicamente, cada servidor de máquinas virtuales </text:p>
      <text:list xml:id="list1867397876" text:style-name="L3">
        <text:list-item>
          <text:p text:style-name="P30">Obtiene la lista de dominios activos.</text:p>
        </text:list-item>
        <text:list-item>
          <text:p text:style-name="P30">Saca la lista de dominios activos que tiene almacenada en la base de datos.</text:p>
        </text:list-item>
        <text:list-item>
          <text:p text:style-name="P30">Coteja las dos listas. Si un dominio registrado en la base de datos no está activo, se liberan sus recursos y se borran sus datos de la base de datos.</text:p>
        </text:list-item>
      </text:list>
      <text:p text:style-name="P24">Registro de un servidor de máquinas virtuales en el servidor principal</text:p>
      <text:p text:style-name="P26"/>
      <table:table table:name="Table5" table:style-name="Table5">
        <table:table-column table:style-name="Table5.A"/>
        <table:table-row>
          <table:table-cell table:style-name="Table5.A1" office:value-type="string">
            <text:p text:style-name="P36"><text:span text:style-name="T2">Idea básica</text:span><text:span text:style-name="T1">: primero se configuran manualmente los servidores de máquinas virtuales, y luego se registran en el servidor principal.</text:span></text:p>
          </table:table-cell>
        </table:table-row>
      </table:table>
      <text:p text:style-name="P2">Los pasos a seguir tras iniciarse el proceso son los siguientes:</text:p>
      <text:list xml:id="list386090414" text:style-name="L4">
        <text:list-item>
          <text:p text:style-name="P31">El servidor de máquinas virtuales procesa los ficheros de configuración.</text:p>
        </text:list-item>
        <text:list-item>
          <text:p text:style-name="P31">El servidor de máquinas virtuales abre el socket y escuchará en el puerto indicado.</text:p>
        </text:list-item>
        <text:list-item>
          <text:p text:style-name="P31">Manualmente, se proporciona al servidor principal la IP del servidor de máquinas virtuales y el puerto.</text:p>
        </text:list-item>
        <text:list-item>
          <text:p text:style-name="P31">El servidor principal envía el paquete de establecimiento de la conexión al servidor de máquinas virtuales.</text:p>
        </text:list-item>
        <text:list-item>
          <text:p text:style-name="P31">El servidor de máquinas virtuales envía al servidor principal los identificadores de las imágenes que puede albergar (como <text:span text:style-name="T4">Ubuntu-SO</text:span> y <text:span text:style-name="T4">Windows-FP</text:span>).</text:p>
        </text:list-item>
        <text:list-item>
          <text:p text:style-name="P31">El servidor principal registra el servidor de máquinas virtuales y sus imágenes. A partir de ese momento, el servidor de máquinas virtuales podrá empezar a recibir peticiones.</text:p>
        </text:list-item>
      </text:list>
      <table:table table:name="Table6" table:style-name="Table6">
        <table:table-column table:style-name="Table6.A"/>
        <table:table-row>
          <table:table-cell table:style-name="Table6.A1" office:value-type="string">
            <text:p text:style-name="P36"><text:span text:style-name="T2">Importante</text:span><text:span text:style-name="T1">: por ahora, los servidores de máquinas virtuales tendrán imágenes “por arte de magia”. Si implementamos la transferencia de imágenes, también será posible que no tengan ninguna. </text:span></text:p>
          </table:table-cell>
        </table:table-row>
      </table:table>
      <text:p text:style-name="Standard"/>
      <text:p text:style-name="P4"/>
      <text:p text:style-name="P34">Dar de baja un servidor de máquinas virtuales en el servidor principal</text:p>
      <table:table table:name="Table7" table:style-name="Table7">
        <table:table-column table:style-name="Table7.A"/>
        <table:table-row>
          <table:table-cell table:style-name="Table7.A1" office:value-type="string">
            <text:p text:style-name="P36"><text:span text:style-name="T2">Idea básica</text:span><text:span text:style-name="T1">: al dar de baja un servidor de máquinas virtuales, asumo que lo que se quiere es apagarlo completamente y tan pronto como sea posible. </text:span></text:p>
            <text:p text:style-name="P36"><text:span text:style-name="T1">Otra cosa distinta es el apagado sin pisotear a los usuarios, que definiré justo después.</text:span></text:p>
          </table:table-cell>
        </table:table-row>
      </table:table>
      <text:p text:style-name="P3">En este caso,</text:p>
      <text:list xml:id="list1313432174" text:style-name="L5">
        <text:list-item>
          <text:p text:style-name="P32">El servidor principal envía el paquete de cierre de la conexión al servidor de máquinas virtuales.</text:p>
        </text:list-item>
        <text:list-item>
          <text:p text:style-name="P27">El servidor principal borra el servidor de máquinas virtuales de la base de datos</text:p>
        </text:list-item>
        <text:list-item>
          <text:p text:style-name="P27">El servidor de máquinas virtuales recibe la petición, y</text:p>
        </text:list-item>
        <text:list-item text:start-value="1">
          <text:p text:style-name="P22">Cierra la conexión.</text:p>
        </text:list-item>
        <text:list-item>
          <text:p text:style-name="P22">Destruye todas las máquinas virtuales.</text:p>
        </text:list-item>
      </text:list>
      <text:p text:style-name="P19">Cuando este proceso finaliza, el proceso python que reside en el servidor de máquinas virtuales también terminará.</text:p>
      <text:p text:style-name="P17">Dar de baja un servidor de máquinas virtuales en el servidor principal (sin fastidiar a los usuarios)</text:p>
      <text:p text:style-name="P16">En este caso, cuando el servidor de máquinas virtuales recibe el paquete de apagado (evidentemente, tendrá un contenido distinto al del apartado anterior),</text:p>
      <text:list xml:id="list241496006" text:style-name="L6">
        <text:list-item>
          <text:p text:style-name="P28">Cierra la conexión.</text:p>
        </text:list-item>
        <text:list-item>
          <text:p text:style-name="P28">Cuando la última máquina virtual se haya apagado (de forma normal o de forma brusca), finalizará el proceso python.</text:p>
        </text:list-item>
      </text:list>
      <text:p text:style-name="P23">Caída del servidor principal</text:p>
      <table:table table:name="Table8" table:style-name="Table8">
        <table:table-column table:style-name="Table8.A"/>
        <table:table-row>
          <table:table-cell table:style-name="Table8.A1" office:value-type="string">
            <text:p text:style-name="P36"><text:span text:style-name="T2">Idea básica</text:span><text:span text:style-name="T1">: si se cae el servidor principal, hay que darle todas las oportunidades posibles para que se levante.</text:span></text:p>
            <text:p text:style-name="P36"><text:span text:style-name="T1">Sólo tras haberse apagado todas las máquinas y tras esperar durante cierto tiempo sin recibir respuesta se apagará el servidor de máquinas virtuales.</text:span></text:p>
          </table:table-cell>
        </table:table-row>
      </table:table>
      <text:p text:style-name="P25">Para detectarla, el servidor principal deberá enviar periódicamente un paquete para indicar su presencia a <text:span text:style-name="T7">todos</text:span><text:span text:style-name="T9"> los servidores de máquinas virtuales.</text:span></text:p>
      <text:p text:style-name="P25"><text:span text:style-name="T9">Las caídas se detectarán cuando transcurre cierto tiempo (configurable) desde la última recepción de este paquete.</text:span></text:p>
      <text:p text:style-name="P25"><text:span text:style-name="T9">En este caso, haremos esto: si tras haberse apagado </text:span><text:span text:style-name="T7">todas</text:span><text:span text:style-name="T9"> las máquinas virtuales (normalmente o no; eso nos da igual) han transcurrido X minutos sin recibir el paquete de indicación de presencia del servidor principal,</text:span></text:p>
      <text:list xml:id="list1977097026" text:style-name="L7">
        <text:list-item>
          <text:p text:style-name="P29"><text:soft-page-break/><text:span text:style-name="T9">El servidor de máquinas virtuales cerrará la conexión.</text:span></text:p>
        </text:list-item>
        <text:list-item>
          <text:p text:style-name="P29"><text:span text:style-name="T9">El proceso python terminará en el servidor de máquinas virtuales.</text:span></text:p>
        </text:list-item>
      </text:list>
      <text:p text:style-name="P23"><text:span text:style-name="T9">Envío de estadísticas al servidor principal</text:span></text:p>
      <table:table table:name="Table9" table:style-name="Table9">
        <table:table-column table:style-name="Table9.A"/>
        <table:table-row>
          <table:table-cell table:style-name="Table9.A1" office:value-type="string">
            <text:p text:style-name="P36"><text:span text:style-name="T2">Idea básica</text:span><text:span text:style-name="T1">: el servidor principal usará las estadísticas para repartir las nuevas máquinas creadas entre los distintos servidores de máquinas virtuales.</text:span></text:p>
            <text:p text:style-name="P36"><text:span text:style-name="T1">Además, los propios paquetes de estadísticas nos servirán como indicadores de presencia de los servidores de máquinas virtuales.</text:span></text:p>
          </table:table-cell>
        </table:table-row>
      </table:table>
      <text:p text:style-name="P25"/>
      <text:p text:style-name="P25">Por ahora, sólo enviaremos el número de máquinas activas en cada servidor de máquinas virtuales.</text:p>
      <text:p text:style-name="P25">Si transcurre cierto tiempo (configurable) desde la última vez que se recibió un paquete de estadísticas desde un servidor de máquinas virtuales, se dará de baja el servidor correspondiente (borrándolo de la base de datos).</text:p>
      <text:p text:style-name="P25"/>
      <table:table table:name="Table10" table:style-name="Table10">
        <table:table-column table:style-name="Table10.A"/>
        <table:table-row>
          <table:table-cell table:style-name="Table10.A1" office:value-type="string">
            <text:p text:style-name="P36"><text:span text:style-name="T11">Importante</text:span><text:span text:style-name="T12">: para que las caídas puedan detectarse, es </text:span><text:span text:style-name="T13">imprescindible</text:span><text:span text:style-name="T14"> que todos los paquetes que se envían lleguen a su destino. El orden de recepción no será important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MMono10" svg:font-family="LMMono10" style:font-pitch="fixed"/>
    <style:font-face style:name="LMMonoSlant10" svg:font-family="LMMonoSlant10"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5T12:04:50</meta:creation-date>
    <meta:generator>LibreOffice/3.5$Linux_X86_64 LibreOffice_project/350m1$Build-2</meta:generator>
    <dc:date>2012-12-15T13:05:28</dc:date>
    <meta:editing-duration>PT58M25S</meta:editing-duration>
    <meta:editing-cycles>35</meta:editing-cycles>
    <meta:document-statistic meta:table-count="10" meta:image-count="0" meta:object-count="0" meta:page-count="5" meta:paragraph-count="81" meta:word-count="1383" meta:character-count="5707" meta:non-whitespace-character-count="7230"/>
  </office:meta>
</office:document-meta>
</file>